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F00000035AACCD68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.1563in" svg:height="0.552in" draw:z-index="0"><draw:image xlink:href="Pictures/10000000000000CF00000035AACCD68C.png" xlink:type="simple" xlink:show="embed" xlink:actuate="onLoad"/><svg:desc>IMAGE DESCRIPTION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932b512-69e3009-7a10e5c-fc86223-a55908</meta:generator>
    <dc:date>2012-11-09T12:20:44.45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